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fo:background-color="#ffff00" style:font-weight-asian="bold" style:font-weight-complex="bold"/>
    </style:style>
    <style:style style:name="P2" style:family="paragraph" style:parent-style-name="Standard">
      <style:text-properties fo:font-weight="normal" fo:background-color="transparent" style:font-weight-asian="normal" style:font-weight-complex="normal"/>
    </style:style>
    <style:style style:name="P3" style:family="paragraph" style:parent-style-name="Standard">
      <style:text-properties fo:font-weight="normal" fo:background-color="#ffffff" style:font-weight-asian="normal" style:font-weight-complex="normal"/>
    </style:style>
    <style:style style:name="P4" style:family="paragraph" style:parent-style-name="Standard">
      <style:text-properties fo:color="#3465a4" loext:opacity="100%"/>
    </style:style>
    <style:style style:name="P5" style:family="paragraph" style:parent-style-name="Standard">
      <style:text-properties fo:color="#3465a4" loext:opacity="100%" fo:font-weight="normal" fo:background-color="#ffffff" style:font-weight-asian="normal" style:font-weight-complex="normal"/>
    </style:style>
    <style:style style:name="P6" style:family="paragraph" style:parent-style-name="Standard">
      <style:text-properties fo:color="#3465a4" loext:opacity="100%" officeooo:paragraph-rsid="00014c76"/>
    </style:style>
    <style:style style:name="P7" style:family="paragraph" style:parent-style-name="Standard">
      <style:text-properties fo:color="#000000" loext:opacity="100%" fo:font-weight="normal" fo:background-color="#ffffff" style:font-weight-asian="normal" style:font-weight-complex="normal"/>
    </style:style>
    <style:style style:name="T1" style:family="text">
      <style:text-properties fo:font-weight="bold" fo:background-color="#ffff00" loext:char-shading-value="0" style:font-weight-asian="bold" style:font-weight-complex="bold"/>
    </style:style>
    <style:style style:name="T2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om GSM to SRR:</text:p>
      <text:p text:style-name="Standard"/>
      <text:p text:style-name="P4">GSMs="$(cat GSM_IDs.csv | cut -f1 )"</text:p>
      <text:p text:style-name="P4"/>
      <text:p text:style-name="P6">for GSM in $GSMs <text:s/>; </text:p>
      <text:p text:style-name="P6">do</text:p>
      <text:p text:style-name="P4"><text:tab/>echo $GSM retrieved from NCBI </text:p>
      <text:p text:style-name="P4"><text:tab/>SRR="$(esearch -db sra -query $GSM |efetch -format docsum |xtract -pattern DocumentSummary -element Run@acc)"</text:p>
      <text:p text:style-name="P4"><text:tab/>echo $SRR is fastq-dump</text:p>
      <text:p text:style-name="P4"><text:tab/>echo "$GSM --&gt; $SRR" &gt;&gt; GSM.and.SRR.txt</text:p>
      <text:p text:style-name="P4"><text:tab/>echo fastq-dump done..... </text:p>
      <text:p text:style-name="P4">done </text:p>
      <text:p text:style-name="Standard"/>
      <text:p text:style-name="P1">From SRR to fastq file and gzip</text:p>
      <text:p text:style-name="Standard"/>
      <text:p text:style-name="P4">SRRs="$(cat SRR3.csv | cut -f1 )"</text:p>
      <text:p text:style-name="P4"/>
      <text:p text:style-name="P4">for SRR in $SRRs <text:s/>; do</text:p>
      <text:p text:style-name="P4"><text:tab/>echo $SRR is fastq-dump </text:p>
      <text:p text:style-name="P4"><text:tab/>prefetch -v $SRR</text:p>
      <text:p text:style-name="P4"><text:tab/>fastq-dump -A $SRR -O sra_fastq</text:p>
      <text:p text:style-name="P4"><text:tab/>echo fastq-dump done.....</text:p>
      <text:p text:style-name="P4"><text:tab/>gzip "/home/projects/cu_10056/data/Yang/MitoNormalization/sra_fastq/${SRR}.fastq" </text:p>
      <text:p text:style-name="P4">done </text:p>
      <text:p text:style-name="Standard"/>
      <text:p text:style-name="P1">Extract infor from NCBI: link GSM with Pubmed ID and SRR</text:p>
      <text:p text:style-name="P2">- wget to download the html file of GSM: <text:a xlink:type="simple" xlink:href="https://www.ncbi.nlm.nih.gov/gds/?term=GSM1464990" text:style-name="Internet_20_link" text:visited-style-name="Visited_20_Internet_20_Link">https://www.ncbi.nlm.nih.gov/gds/?term=GSM1464990</text:a> with --no-check-certificate</text:p>
      <text:p text:style-name="P2">- Manually see the pattern of the file, and extract:</text:p>
      <text:p text:style-name="P2"><text:tab/>+ Source names</text:p>
      <text:p text:style-name="P2"><text:tab/>+ Organism</text:p>
      <text:p text:style-name="P2"><text:tab/>+ Characteristics</text:p>
      <text:p text:style-name="P2"><text:tab/>+ Extracted molecule</text:p>
      <text:p text:style-name="P2"><text:tab/>+ Treatment protocol</text:p>
      <text:p text:style-name="P2"><text:tab/>+ Data processing</text:p>
      <text:p text:style-name="P3">- Extract title of the articles based on PubmedID</text:p>
      <text:p text:style-name="P3"/>
      <text:p text:style-name="P5">pubs="$(cat DataSetList.csv | cut -f1 )"</text:p>
      <text:p text:style-name="P5">for p in $pubs </text:p>
      <text:p text:style-name="P5">do </text:p>
      <text:p text:style-name="P5"><text:tab/>echo $p</text:p>
      <text:p text:style-name="P5"><text:tab/>out="$(esearch -db pubmed -query $p | efetch -format docsum | xtract -pattern DocumentSummary -element Title)"</text:p>
      <text:p text:style-name="P5"><text:tab/>temp="${p} ${out}" </text:p>
      <text:p text:style-name="P5"><text:tab/>echo $temp &gt;&gt; pubs.cs</text:p>
      <text:p text:style-name="P5">done</text:p>
      <text:p text:style-name="P7">- Link all <text:s/>information together</text:p>
      <text:p text:style-name="P3"><text:span text:style-name="T1"/></text:p>
      <text:p text:style-name="P1"><text:soft-page-break/>Time to download</text:p>
      <text:p text:style-name="Standard">- Should gzip the fastq file after fastq-dump command</text:p>
      <text:p text:style-name="Standard">- Resource exhausted and time out if use too much space</text:p>
      <text:p text:style-name="Standard">- 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4T13:48:57.032931739</meta:creation-date>
    <dc:date>2021-11-04T14:41:55.421866937</dc:date>
    <meta:editing-duration>PT52M53S</meta:editing-duration>
    <meta:editing-cycles>10</meta:editing-cycles>
    <meta:generator>LibreOffice/7.1.6.2$Linux_X86_64 LibreOffice_project/10$Build-2</meta:generator>
    <meta:document-statistic meta:table-count="0" meta:image-count="0" meta:object-count="0" meta:page-count="2" meta:paragraph-count="42" meta:word-count="209" meta:character-count="1345" meta:non-whitespace-character-count="1146"/>
  </office:meta>
</office:document-meta>
</file>